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177c54"/>
    </style:style>
    <style:style style:name="P2"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177c54" style:font-weight-asian="bold" style:font-weight-complex="bold"/>
    </style:style>
    <style:style style:name="P3"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1b02d1" style:font-weight-asian="bold" style:font-weight-complex="bold"/>
    </style:style>
    <style:style style:name="P4"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77c54" style:font-weight-asian="bold" style:font-weight-complex="bold"/>
    </style:style>
    <style:style style:name="P5"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1cfb03" style:font-weight-asian="bold" style:font-weight-complex="bold"/>
    </style:style>
    <style:style style:name="P6"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1cfb03"/>
    </style:style>
    <style:style style:name="P7"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normal" officeooo:paragraph-rsid="001b02d1" style:font-weight-asian="normal" style:font-weight-complex="normal"/>
    </style:style>
    <style:style style:name="P8"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normal" officeooo:paragraph-rsid="001cfb03" style:font-weight-asian="normal" style:font-weight-complex="normal"/>
    </style:style>
    <style:style style:name="P9"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normal" officeooo:paragraph-rsid="001d221e" style:font-weight-asian="normal" style:font-weight-complex="normal"/>
    </style:style>
    <style:style style:name="P10"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normal" officeooo:paragraph-rsid="001cfb03" style:font-weight-asian="normal" style:font-weight-complex="normal"/>
    </style:style>
    <style:style style:name="T1" style:family="text">
      <style:text-properties fo:font-weight="normal" style:font-weight-asian="normal" style:font-weight-complex="normal"/>
    </style:style>
    <style:style style:name="T2" style:family="text">
      <style:text-properties fo:font-variant="normal" fo:text-transform="none" fo:color="#000000" style:font-name="arial" fo:font-size="12.75pt" fo:letter-spacing="normal" fo:font-style="normal"/>
    </style:style>
    <style:style style:name="T3" style:family="text">
      <style:text-properties fo:font-variant="normal" fo:text-transform="none" fo:color="#000000" style:font-name="arial" fo:font-size="12.75pt" fo:letter-spacing="normal" fo:font-style="normal" fo:font-weight="normal"/>
    </style:style>
    <style:style style:name="T4" style:family="text">
      <style:text-properties fo:font-variant="normal" fo:text-transform="none" fo:color="#000000" style:font-name="arial" fo:font-size="12.75pt" fo:letter-spacing="normal" fo:font-style="normal" fo:font-weight="normal" style:font-weight-asian="normal" style:font-weight-complex="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vento: submit (seccion 8 linea 71)</text:p>
      <text:p text:style-name="P4">Para probar el funcionamiento del evento submit implementaremos un formulario que solicita la carga de una clave y la repetición de la misma. Luego cuando se presione un botón de tipo "submit" verificaremos que las dos claves ingresadas sean iguales.</text:p>
      <text:p text:style-name="P2">.-Operadores de igualdad y desigualdad(==,===,!=,!===) (seccion 8 linea 72)</text:p>
      <text:p text:style-name="P3">.-Funcion isNaN (seccion 8 linea 73)</text:p>
      <text:p text:style-name="P7">Realizar la carga de dos valores enteros por teclado utilizando la función prompt. Calcular la suma previo controlar que los dos valores sean de tipo numérico.</text:p>
      <text:p text:style-name="P2">.-Funcion isFinite (seccion 8 linea 74)</text:p>
      <text:p text:style-name="P4">Para conocer el máximo y mínimo valor que puede almacenar una variable numérica podemos consultar las constantes MIN_VALUE y MAX_VALUE de la clase Number:</text:p>
      <text:p text:style-name="P4">Mostrar por pantalla el valor 10 elevado a la 1,2,3 etc. hasta que se genere un valor infinito.</text:p>
      <text:p text:style-name="P1">Se ingresan por teclado dos números (emplear parseFloat para convertirlos) mostrar un mensaje si alguno de los dos no es un número (isNaN). Luego si son valores numéricos proceder a multiplicarlos y verificar si el resultado es finito (isFinite) para mostrar el resultado.</text:p>
      <text:p text:style-name="P1"/>
      <text:p text:style-name="P2">.-Funciones setInterval, clearInterval,setTimeout y clearTimeout. (seccion 8 linea 75)</text:p>
      <text:p text:style-name="P6"><text:s text:c="4"/><text:span text:style-name="T3">Mostrar un cronómetro que comience en cero y se incremente en uno cada vez que pase un segundo. Disponer un botón para poder detener o reiniciar el cronómetro.</text:span></text:p>
      <text:p text:style-name="P6">Confeccionar una página que luego de 10 segundos redireccione a otro sitio empleando para ello la función setTimeout.</text:p>
      <text:p text:style-name="P1"/>
      <text:p text:style-name="P2">.-Operador condicional ? (seccion 8 linea 76)</text:p>
      <text:p text:style-name="P4">Cargar dos valores por teclado, luego almacenar en una variable el mayor de los dos valores ingresados.</text:p>
      <text:p text:style-name="P1">Ingresar el sueldo bruto de un trabajador. Si supera a 10000 aplicar un descuento del 10%, en caso contrario el descuento es del 5%.</text:p>
      <text:p text:style-name="P1"/>
      <text:p text:style-name="P2">.-Expresiones regulares: <text:s/>(seccion 8 linea 77)</text:p>
      <text:p text:style-name="P8"><text:soft-page-break/>Validar si se ingresa un valor entero con exactamente tres dígitos.</text:p>
      <text:p text:style-name="P10">El mismo problema se puede expresar utilizando una sintaxis distinta para la creación de la expresión regular (esta otra sintaxis es muy utilizada, pero en el fondo el interprete de JavaScript crea un objeto de tipo RegExp):</text:p>
      <text:p text:style-name="P8">Ingresar una oración por teclado y luego imprimir un mensaje si la oración ingresada contiene la palabra 'hora'</text:p>
      <text:p text:style-name="P8"/>
      <text:p text:style-name="P2">.-Expresiones regulares: <text:s/>(^ principio $ fin) de cadena (seccion 8 linea 78)</text:p>
      <text:p text:style-name="P8">Ingresar una oración y mostrar un mensaje si la misma comienza con el carácter '-'.<text:line-break/>Otro mensaje si comienzo con la palabra 'hora'.</text:p>
      <text:p text:style-name="P5">Ingresar una palabra y mostrar un mensaje si la misma finaliza con el string 'ón'</text:p>
      <text:p text:style-name="P5"/>
      <text:p text:style-name="P2">.-Expresiones regulares: [] conjunto de caracteres opcionales<text:tab/> (seccion 8 linea 79)</text:p>
      <text:p text:style-name="P9">Controlar si la palabra ingresada comienza con el primer carácter alfabético ya sea en mayúsculas o en minúsculas:</text:p>
      <text:p text:style-name="P9">Ingresar una clave que no finalice en vocal.</text:p>
      <text:p text:style-name="P9">Ingresar una oración por teclado y luego mostrar un mensaje si el string ingresado contiene al menos uno de los caracteres que son un comando o metacaracter para las expresiones regulares:</text:p>
      <text:p text:style-name="P9">Ingresar todos los caracteres con significada especial en las expresiones regulares en el siguiente orden: ^$.*+?=!:|\/()[]{} (es necesario escapar todos los metacaracteres):</text:p>
      <text:p text:style-name="P2">.-Expresiones regulares: cuantificadores o repeticiones {x} {x,y} {x,} (seccion 8 linea 80)</text:p>
      <text:p text:style-name="Text_20_body"><text:span text:style-name="T6"> </text:span><text:span text:style-name="T4">Ingresar una </text:span><text:span text:style-name="T3">oración y mostrar si se ingresó un número que tiene al menos 2 dígitos.</text:span></text:p>
      <text:p text:style-name="Text_20_body">Ingresar una patente de un auto de argentina y luego mostrar un mensaje si es correcto o no su valor. Toda patente está constituida por 2 letras, tres números y finalmente 2 letras (ej. aa123bb )</text:p>
      <text:p text:style-name="Text_20_body">Ingresar una oración y mostrar si se ingresó uno o más números con exactamente 5 dígitos.</text:p>
      <text:p text:style-name="Text_20_body"/>
      <text:p text:style-name="P1"><text:s/>Validar que se ingrese un número de 3 dígitos enteros, el carácter punto y 2 dígitos decimales.</text:p>
      <text:p text:style-name="P1"><text:s text:c="4"/>Solicitar el ingreso de la coordenada de un punto. El formato a ingresar por teclado es:</text:p>
      <text:p text:style-name="P1"><text:s text:c="2"/>(999,999) <text:s/>Los números pueden tener entre 1 y 3 dígi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22:21:27.820514309</meta:creation-date>
    <dc:date>2018-06-15T16:13:14.550266596</dc:date>
    <meta:editing-duration>PT29M53S</meta:editing-duration>
    <meta:editing-cycles>4</meta:editing-cycles>
    <meta:generator>LibreOffice/5.1.6.2$Linux_X86_64 LibreOffice_project/10m0$Build-2</meta:generator>
    <meta:document-statistic meta:table-count="0" meta:image-count="0" meta:object-count="0" meta:page-count="2" meta:paragraph-count="34" meta:word-count="616" meta:character-count="3808" meta:non-whitespace-character-count="3210"/>
  </office:meta>
</office:document-meta>
</file>